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10000012136AD277B8C055A1F.png" manifest:media-type="image/png"/>
  <manifest:file-entry manifest:full-path="Pictures/10000201000001E30000004BD7EA54AB141E9D9A.png" manifest:media-type="image/png"/>
  <manifest:file-entry manifest:full-path="Pictures/1000BBD80000458E00001DDE42F0FFF926BA3011.svg" manifest:media-type="image/svg+xml"/>
  <manifest:file-entry manifest:full-path="Pictures/1000020100000258000000AF0E4496F447436D0E.png" manifest:media-type="image/png"/>
  <manifest:file-entry manifest:full-path="Pictures/100002010000031C000001C936FCF04203162304.png" manifest:media-type="image/png"/>
  <manifest:file-entry manifest:full-path="Pictures/1000020100000A0C000005093AEF04B9CE9A62EC.png" manifest:media-type="image/png"/>
  <manifest:file-entry manifest:full-path="Pictures/1000020100000335000002617BB748A483B37EB2.png" manifest:media-type="image/png"/>
  <manifest:file-entry manifest:full-path="Pictures/1000020100000A0C00000509E891D5450CC46D72.png" manifest:media-type="image/png"/>
  <manifest:file-entry manifest:full-path="Pictures/100002010000007D0000008EA23426D0EE369E13.png" manifest:media-type="image/png"/>
  <manifest:file-entry manifest:full-path="Pictures/10000201000001CA000000D94960F8F313C3895C.png" manifest:media-type="image/png"/>
  <manifest:file-entry manifest:full-path="Pictures/100B15DE00005DB60000457A1E9B1F16923F7ACC.svg" manifest:media-type="image/svg+xml"/>
  <manifest:file-entry manifest:full-path="Pictures/10000201000000AF0000008E297AE6460DE158ED.png" manifest:media-type="image/png"/>
  <manifest:file-entry manifest:full-path="Pictures/10000201000012E2000003C651076D28CAEFE546.png" manifest:media-type="image/png"/>
  <manifest:file-entry manifest:full-path="Pictures/1000020100000252000002411FB7F57D67D39E72.png" manifest:media-type="image/png"/>
  <manifest:file-entry manifest:full-path="Pictures/10000201000000750000005303C6778009868355.png" manifest:media-type="image/png"/>
  <manifest:file-entry manifest:full-path="Pictures/1000000000000020000000204B249CA79A42C6D7.png" manifest:media-type="image/png"/>
  <manifest:file-entry manifest:full-path="Pictures/10000201000001E3000000D0BCF5E989FAB89E72.png" manifest:media-type="image/png"/>
  <manifest:file-entry manifest:full-path="Pictures/10000000000004F900000322D59A91F80546343C.png" manifest:media-type="image/png"/>
  <manifest:file-entry manifest:full-path="Pictures/1001827500003BA200001DDEF4AC8A182EF17922.svg" manifest:media-type="image/svg+xml"/>
  <manifest:file-entry manifest:full-path="Pictures/10015A000000524200002F3BDB76DF31CB5661CF.svg" manifest:media-type="image/svg+xml"/>
  <manifest:file-entry manifest:full-path="Pictures/10000201000000640000008E0392D408605CA39D.png" manifest:media-type="image/png"/>
  <manifest:file-entry manifest:full-path="Pictures/10000201000002D1000001AC0CBA1597A4A6F4E6.png" manifest:media-type="image/png"/>
  <manifest:file-entry manifest:full-path="Pictures/100002010000065A000001E0B9919DD26A7E0B0F.png" manifest:media-type="image/png"/>
  <manifest:file-entry manifest:full-path="Pictures/100002010000052D000000D0CF6BEE20BD4693AD.png" manifest:media-type="image/png"/>
  <manifest:file-entry manifest:full-path="Pictures/100002010000016F0000003A02EB29DFD52AE41A.png" manifest:media-type="image/png"/>
  <manifest:file-entry manifest:full-path="Pictures/100104110000477100004B69F65DAE6599DEBDAE.svg" manifest:media-type="image/svg+xml"/>
  <manifest:file-entry manifest:full-path="Pictures/10000000000005550000035C4EE1F4127624DDA3.png" manifest:media-type="image/png"/>
  <manifest:file-entry manifest:full-path="Pictures/1000020100000525000000F2667B4E716024CC68.png" manifest:media-type="image/png"/>
  <manifest:file-entry manifest:full-path="Pictures/1000020100000FCA00000215A94D9B7C264A8A6C.png" manifest:media-type="image/png"/>
  <manifest:file-entry manifest:full-path="Pictures/1000020100000A0C000005095C5FE7DBD7676A22.png" manifest:media-type="image/png"/>
  <manifest:file-entry manifest:full-path="Pictures/10000201000000640000003A22AC55360AA655D3.png" manifest:media-type="image/png"/>
  <manifest:file-entry manifest:full-path="Pictures/100015C100000DAC000005546B04D840064F39F8.svg" manifest:media-type="image/svg+xml"/>
  <manifest:file-entry manifest:full-path="Pictures/100002010000079E000000FA6A5CA658C47F65EC.png" manifest:media-type="image/png"/>
  <manifest:file-entry manifest:full-path="Pictures/100002010000007500000053DAFAF2874DE1D46F.png" manifest:media-type="image/png"/>
  <manifest:file-entry manifest:full-path="Pictures/1000020100000241000001215B0C4FB47BA07AB6.png" manifest:media-type="image/png"/>
  <manifest:file-entry manifest:full-path="Pictures/10000000000005E9000002277A3B5DF8E1CDCB22.png" manifest:media-type="image/png"/>
  <manifest:file-entry manifest:full-path="Pictures/10000000000004F90000032243912328F0D364EC.png" manifest:media-type="image/png"/>
  <manifest:file-entry manifest:full-path="Pictures/1006C64A00003D6400003BA2F469CB6865F26DE7.svg" manifest:media-type="image/svg+xml"/>
  <manifest:file-entry manifest:full-path="Pictures/100002010000008400000034C9459E7F8FC646E0.png" manifest:media-type="image/png"/>
  <manifest:file-entry manifest:full-path="Pictures/10000201000002B0000002D78B3330D462489A01.png" manifest:media-type="image/png"/>
  <manifest:file-entry manifest:full-path="Pictures/100002010000006C0000005393A505B2B8AB9D0D.png" manifest:media-type="image/png"/>
  <manifest:file-entry manifest:full-path="Pictures/1001162700004A8400002C419ECABEF4C6BB2DDD.svg" manifest:media-type="image/svg+xml"/>
  <manifest:file-entry manifest:full-path="Pictures/10000201000000840007408D4EB37194E2723C5F.png" manifest:media-type="image/png"/>
  <manifest:file-entry manifest:full-path="Pictures/1000020100000E64000002A1AE3EE8A48972CD0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6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805cm" fo:min-width="22.0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851cm" fo:min-width="6.60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69cm, 1.401cm, 0.535cm, 0.287cm)" draw:image-opacity="100%" style:mirror="none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8cm, 0.401cm, 0.8cm, 0.674cm)" draw:image-opacity="100%" style:mirror="none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0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6cm, 0cm, 0.921cm)" draw:image-opacity="100%" style:mirror="none"/>
    </style:style>
    <style:style style:name="gr28" style:family="graphic" style:parent-style-name="standard">
      <style:graphic-properties draw:stroke="solid" draw:textarea-horizontal-align="justify" draw:textarea-vertical-align="middle" draw:auto-grow-height="false" fo:min-height="2.2cm" fo:min-width="5cm"/>
    </style:style>
    <style:style style:name="gr29" style:family="graphic" style:parent-style-name="standard">
      <style:graphic-properties draw:stroke="solid" draw:textarea-horizontal-align="justify" draw:textarea-vertical-align="middle" draw:auto-grow-height="false" fo:min-height="1.2cm" fo:min-width="3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306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LM Roman 10" fo:font-size="22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13" style:family="paragraph">
      <loext:graphic-properties draw:fill="none" draw:fill-color="#ffffff"/>
      <style:paragraph-properties style:writing-mode="lr-tb"/>
      <style:text-properties fo:font-size="26.3999996185303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 fo:font-size="22pt"/>
    </style:style>
    <style:style style:name="T4" style:family="text">
      <style:text-properties fo:font-size="22pt"/>
    </style:style>
    <style:style style:name="T5" style:family="text">
      <style:text-properties fo:color="#729fcf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M Roman 10" fo:font-size="18.2999992370605pt"/>
    </style:style>
    <style:style style:name="T15" style:family="text">
      <style:text-properties fo:font-size="18.2999992370605pt"/>
    </style:style>
    <style:style style:name="T16" style:family="text">
      <style:text-properties fo:font-size="26.3999996185303pt"/>
    </style:style>
    <style:style style:name="T17" style:family="text">
      <style:text-properties style:text-position="sub 58%" fo:font-size="22pt"/>
    </style:style>
    <style:style style:name="T18" style:family="text">
      <style:text-properties style:text-position="0% 100%" fo:font-size="22pt"/>
    </style:style>
    <style:style style:name="T19" style:family="text">
      <style:text-properties style:font-name="Liberation Serif1" fo:font-size="22pt" style:font-name-asian="Liberation Serif1" style:font-name-complex="Liberation Serif1"/>
    </style:style>
    <style:style style:name="T20" style:family="text">
      <style:text-properties style:font-name="Noto Sans Regular" fo:font-size="22pt" style:font-name-asian="Liberation Serif1" style:font-name-complex="Liberation Serif1"/>
    </style:style>
    <style:style style:name="T21" style:family="text">
      <style:text-properties style:use-window-font-color="true" style:text-outline="false" style:text-line-through-style="none" style:text-line-through-type="none" style:text-position="super 58%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4cm" svg:y="0.837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draw:frame draw:style-name="gr1" draw:text-style-name="P3" draw:layer="layout" svg:width="0.004cm" svg:height="20.999cm" svg:x="16.654cm" svg:y="0.017cm">
          <draw:image xlink:href="Pictures/10000201000000840007408D4EB37194E2723C5F.png" xlink:type="simple" xlink:show="embed" xlink:actuate="onLoad" loext:mime-type="image/png">
            <text:p/>
          </draw:image>
        </draw:frame>
        <draw:frame draw:style-name="gr1" draw:text-style-name="P3" draw:layer="layout" svg:width="5.6cm" svg:height="2.181cm" svg:x="26.6cm" svg:y="0.837cm">
          <draw:image xlink:href="Pictures/100015C100000DAC000005546B04D840064F39F8.svg" xlink:type="simple" xlink:show="embed" xlink:actuate="onLoad" loext:mime-type="image/svg+xml">
            <text:p/>
          </draw:image>
          <draw:image xlink:href="Pictures/100002010000008400000034C9459E7F8FC646E0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3" draw:text-style-name="P7" draw:layer="layout" svg:width="30.163cm" svg:height="15.101cm" svg:x="1.437cm" svg:y="4.899cm">
          <draw:text-box>
            <text:list text:style-name="L2">
              <text:list-item>
                <text:p><text:span text:style-name="T3">NV Centres</text:span><text:span text:style-name="T4"> – defect centres in diamond which, along with surrounding <text:s text:c="6"/>, constitute promising platforms for effective qubits</text:span></text:p>
                <text:p><text:span text:style-name="T4"/></text:p>
              </text:list-item>
              <text:list-item>
                <text:p><text:span text:style-name="T3">Lindblad equation</text:span><text:span text:style-name="T4"> – to simulate the system dynamics from the Hamiltonian</text:span></text:p>
                <text:p><text:span text:style-name="T4"/></text:p>
              </text:list-item>
              <text:list-item>
                <text:p text:style-name="P6"><text:span text:style-name="T5">Dynamical decoupling</text:span><text:span text:style-name="T6"> – with perfect and imperfect </text:span><text:span text:style-name="T7">π</text:span><text:span text:style-name="T8">-</text:span><text:span text:style-name="T6">rotations to extend decoherence time for spin qubits</text:span></text:p>
              </text:list-item>
            </text:list>
          </draw:text-box>
        </draw:frame>
        <draw:frame draw:style-name="gr1" draw:text-style-name="P3" draw:layer="layout" svg:width="1.4cm" svg:height="0.992cm" svg:x="29.8cm" svg:y="9.0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7" draw:layer="layout" svg:width="15cm" svg:height="11.949cm" svg:x="1.2cm" svg:y="5.149cm">
          <draw:text-box>
            <text:list text:style-name="L2">
              <text:list-item>
                <text:p><text:span text:style-name="T4">NV centres are spin-1 defects in the crystal structure of diamond, effective 2-level system</text:span></text:p>
                <text:p><text:span text:style-name="T4"/></text:p>
              </text:list-item>
              <text:list-item>
                <text:p><text:span text:style-name="T4"><text:s text:c="8"/></text:span><text:span text:style-name="T4">bath protects spin of NV</text:span></text:p>
                <text:p><text:span text:style-name="T4"/></text:p>
              </text:list-item>
              <text:list-item>
                <text:p><text:span text:style-name="T4">Surrounding <text:s text:c="8"/>atoms (spin-1/2) act as storage qubits</text:span></text:p>
                <text:p><text:span text:style-name="T4"/></text:p>
              </text:list-item>
              <text:list-item>
                <text:p><text:span text:style-name="T3">Main Challenge</text:span><text:span text:style-name="T4"> – mitigating decoherence through dephasing noise due to fluctuations in surround <text:s text:c="7"/>spin bath</text:span><text:span text:style-name="T9">1</text:span></text:p>
              </text:list-item>
            </text:list>
          </draw:text-box>
        </draw:frame>
        <draw:frame draw:style-name="gr5" draw:text-style-name="P7" draw:layer="layout" svg:width="28.8cm" svg:height="2.547cm" svg:x="2.6cm" svg:y="18.027cm">
          <draw:text-box>
            <text:p><text:span text:style-name="T10">1</text:span><text:span text:style-name="T11"> van der Sar, T., Wang, Z., Blok, M. et al. Decoherence-protected quantum gates for a hybrid solid-state spin register. Nature 484, 82–86 (2012). </text:span><text:span text:style-name="T11"><text:a xlink:href="https://doi.org/10.1038/nature10900" xlink:type="simple">https://doi.org/10.1038/nature10900</text:a></text:span></text:p>
            <text:p text:style-name="P6"><text:span text:style-name="T12">2</text:span><text:span text:style-name="T1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6" draw:text-style-name="P7" draw:layer="layout" svg:width="1.064cm" svg:height="1.103cm" svg:x="31.136cm" svg:y="15.6cm">
          <draw:text-box>
            <text:p><text:span text:style-name="T4">2</text:span></text:p>
          </draw:text-box>
        </draw:frame>
        <draw:frame draw:style-name="gr1" draw:text-style-name="P3" draw:layer="layout" svg:width="15.739cm" svg:height="11.669cm" svg:x="16.8cm" svg:y="5.6cm">
          <draw:image xlink:href="Pictures/100B15DE00005DB60000457A1E9B1F16923F7ACC.svg" xlink:type="simple" xlink:show="embed" xlink:actuate="onLoad" loext:mime-type="image/svg+xml">
            <text:p/>
          </draw:image>
          <draw:image xlink:href="Pictures/1000020100000335000002617BB748A483B37EB2.png" xlink:type="simple" xlink:show="embed" xlink:actuate="onLoad" loext:mime-type="image/png"/>
        </draw:frame>
        <draw:frame draw:style-name="gr1" draw:text-style-name="P3" draw:layer="layout" svg:width="1.4cm" svg:height="0.992cm" svg:x="7cm" svg:y="10.4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5.6cm" svg:y="15.8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7" draw:text-style-name="P9" draw:layer="layout" svg:width="1.4cm" svg:height="0.992cm" svg:x="2.117cm" svg:y="8.582cm">
          <draw:image xlink:href="Pictures/10000201000000750000005303C677800986835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Lindblad Simulation</text:p>
          </draw:text-box>
        </draw:frame>
        <draw:frame draw:style-name="gr1" draw:text-style-name="P3" draw:layer="layout" svg:width="17.11cm" svg:height="2.255cm" svg:x="8.089cm" svg:y="5.599cm">
          <draw:image xlink:href="Pictures/1000020100000FCA00000215A94D9B7C264A8A6C.png" xlink:type="simple" xlink:show="embed" xlink:actuate="onLoad" loext:mime-type="image/png">
            <text:p/>
          </draw:image>
        </draw:frame>
        <draw:frame draw:style-name="gr1" draw:text-style-name="P3" draw:layer="layout" svg:width="0.529cm" svg:height="0.6cm" svg:x="10.165cm" svg:y="13.165cm">
          <draw:image xlink:href="Pictures/100002010000007D0000008EA23426D0EE369E13.png" xlink:type="simple" xlink:show="embed" xlink:actuate="onLoad" loext:mime-type="image/png">
            <text:p/>
          </draw:image>
        </draw:frame>
        <draw:frame draw:style-name="gr1" draw:text-style-name="P3" draw:layer="layout" svg:width="0.739cm" svg:height="0.6cm" svg:x="10.06cm" svg:y="11.21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1" draw:text-style-name="P3" draw:layer="layout" svg:width="0.423cm" svg:height="0.6cm" svg:x="10.218cm" svg:y="9.565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0" draw:layer="layout" svg:width="10.8cm" svg:height="1.349cm" svg:x="11.598cm" svg:y="9.243cm">
          <draw:text-box>
            <text:p><text:span text:style-name="T14">Density matrix.</text:span></text:p>
          </draw:text-box>
        </draw:frame>
        <draw:frame draw:style-name="gr8" draw:text-style-name="P7" draw:layer="layout" svg:width="10.8cm" svg:height="1.349cm" svg:x="11.598cm" svg:y="10.826cm">
          <draw:text-box>
            <text:p><text:span text:style-name="T14">Hamiltonian</text:span><text:span text:style-name="T15">.</text:span></text:p>
          </draw:text-box>
        </draw:frame>
        <draw:frame draw:style-name="gr9" draw:text-style-name="P10" draw:layer="layout" svg:width="10.8cm" svg:height="3.86cm" svg:x="11.598cm" svg:y="12.582cm">
          <draw:text-box>
            <text:p><text:span text:style-name="T14">Collapse operators (effective action of the environment on the system).</text:span></text:p>
          </draw:text-box>
        </draw:frame>
        <draw:frame draw:style-name="gr10" draw:text-style-name="P7" draw:layer="layout" svg:width="22.231cm" svg:height="2.005cm" svg:x="6.175cm" svg:y="17.373cm">
          <draw:text-box>
            <text:list text:style-name="L2">
              <text:list-header>
                <text:p><text:span text:style-name="T15">Numerical simulations performed with the Runge-Kutta 4 method.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11">Dynamical Decoupling</text:p>
          </draw:text-box>
        </draw:frame>
        <draw:frame draw:style-name="gr1" draw:text-style-name="P3" draw:layer="layout" svg:width="5.608cm" svg:height="0.88cm" svg:x="13.995cm" svg:y="6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1" draw:text-style-name="P3" draw:layer="layout" svg:width="8.254cm" svg:height="1.057cm" svg:x="12.672cm" svg:y="8.878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1" draw:text-style-name="P12" draw:layer="layout" svg:width="14.4cm" svg:height="1.146cm" svg:x="9.599cm" svg:y="7.239cm">
          <draw:text-box>
            <text:p text:style-name="P9"><text:span text:style-name="T15">Auto-correlated normal noise,</text:span></text:p>
          </draw:text-box>
        </draw:frame>
        <draw:frame draw:style-name="gr12" draw:text-style-name="P12" draw:layer="layout" svg:width="31.902cm" svg:height="2.051cm" svg:x="1.904cm" svg:y="17.935cm">
          <draw:text-box>
            <text:p text:style-name="P9"><text:span text:style-name="T15">In what follows, we employ 960 parallel simulations and average the required quantities.</text:span></text:p>
          </draw:text-box>
        </draw:frame>
        <draw:frame draw:style-name="gr13" draw:text-style-name="P3" draw:layer="layout" svg:width="15.118cm" svg:height="7.638cm" svg:x="1.814cm" svg:y="10.363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13" draw:layer="layout" svg:width="7.256cm" svg:height="3.488cm" svg:x="20.559cm" svg:y="11.971cm">
          <draw:text-box>
            <text:p><text:span text:style-name="T16">Here goes autocorrelation of dw.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11">Dynamical Decoupling</text:p>
          </draw:text-box>
        </draw:frame>
        <draw:frame draw:style-name="gr12" draw:text-style-name="P12" draw:layer="layout" svg:width="31.902cm" svg:height="2.051cm" svg:x="1.904cm" svg:y="17.935cm">
          <draw:text-box>
            <text:p text:style-name="P9"><text:span text:style-name="T15">In what follows, we employ 960 parallel simulations and average the required quantities.</text:span></text:p>
          </draw:text-box>
        </draw:frame>
        <draw:frame draw:style-name="gr15" draw:text-style-name="P14" draw:layer="layout" svg:width="7cm" svg:height="4.711cm" svg:x="6.6cm" svg:y="8.544cm">
          <draw:text-box>
            <text:p>Add spin-echo and n=3 dependence</text:p>
            <text:p/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11">Dynamical Decoupling</text:p>
          </draw:text-box>
        </draw:frame>
        <draw:frame draw:style-name="gr1" draw:text-style-name="P3" draw:layer="layout" svg:width="21.799cm" svg:height="4.355cm" svg:x="5.399cm" svg:y="8.984cm">
          <draw:image xlink:href="Pictures/10000201000012E2000003C651076D28CAEFE54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amical Decoupling</text:p>
          </draw:text-box>
        </draw:frame>
        <draw:frame draw:style-name="gr1" draw:text-style-name="P3" draw:layer="layout" svg:width="18.185cm" svg:height="9.187cm" svg:x="7.573cm" svg:y="8.839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amical Decoupling</text:p>
          </draw:text-box>
        </draw:frame>
        <draw:frame draw:style-name="gr1" draw:text-style-name="P3" draw:layer="layout" svg:width="18.185cm" svg:height="9.187cm" svg:x="7.574cm" svg:y="8.839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11">Dyn Decoupling</text:p>
          </draw:text-box>
        </draw:frame>
        <draw:frame draw:style-name="gr1" draw:text-style-name="P3" draw:layer="layout" svg:width="12.911cm" svg:height="2.58cm" svg:x="0.889cm" svg:y="4.8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15.118cm" svg:height="7.632cm" svg:x="14.682cm" svg:y="4.881cm">
          <draw:image xlink:href="Pictures/1001827500003BA200001DDEF4AC8A182EF17922.svg" xlink:type="simple" xlink:show="embed" xlink:actuate="onLoad" loext:mime-type="image/svg+xml">
            <text:p/>
          </draw:image>
          <draw:image xlink:href="Pictures/1000020100000241000001215B0C4FB47BA07AB6.png" xlink:type="simple" xlink:show="embed" xlink:actuate="onLoad" loext:mime-type="image/png"/>
        </draw:frame>
        <draw:frame draw:style-name="gr1" draw:text-style-name="P3" draw:layer="layout" svg:width="22.374cm" svg:height="8.213cm" svg:x="10.582cm" svg:y="12.513cm">
          <draw:image xlink:href="Pictures/10000000000005E9000002277A3B5DF8E1CDCB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16" draw:text-style-name="P7" draw:layer="layout" svg:width="15.2cm" svg:height="12.175cm" svg:x="1.8cm" svg:y="6.312cm">
          <draw:text-box>
            <text:list text:style-name="L2">
              <text:list-item>
                <text:p><text:span text:style-name="T4">Angle of precession of <text:s text:c="8"/>in presence of B</text:span><text:span text:style-name="T17">ext </text:span><text:span text:style-name="T18">is dependent on NV spin state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4">Each <text:s text:c="7"/>has a </text:span><text:span text:style-name="T3">uniquely shifted precession</text:span><text:span text:style-name="T4"> axis depending on the geometry within the diamond</text:span></text:p>
              </text:list-item>
              <text:list-item>
                <text:p><text:span text:style-name="T4">Raises possibility of </text:span><text:span text:style-name="T3">individual control</text:span><text:span text:style-name="T4"> of different <text:s text:c="8"/>atoms</text:span></text:p>
              </text:list-item>
            </text:list>
          </draw:text-box>
        </draw:frame>
        <draw:frame draw:style-name="gr1" draw:text-style-name="P3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1.4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4.6cm" svg:y="13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0cm" svg:y="17.2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7" draw:text-style-name="P9" draw:layer="layout" svg:width="13.83cm" svg:height="13.434cm" svg:x="17.57cm" svg:y="5.366cm">
          <draw:image xlink:href="Pictures/1006C64A00003D6400003BA2F469CB6865F26DE7.svg" xlink:type="simple" xlink:show="embed" xlink:actuate="onLoad" loext:mime-type="image/svg+xml">
            <text:p/>
          </draw:image>
          <draw:image xlink:href="Pictures/1000020100000252000002411FB7F57D67D39E7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18" draw:text-style-name="P7" draw:layer="layout" svg:width="14.4cm" svg:height="10.123cm" svg:x="1.8cm" svg:y="4.477cm">
          <draw:text-box>
            <text:list text:style-name="L2">
              <text:list-item>
                <text:p><text:span text:style-name="T4">By flipping the spin state of the NV centre at the resonant precession frequency for a <text:s text:c="7"/>, we can implement coherent rotations</text:span></text:p>
                <text:p><text:span text:style-name="T4"/></text:p>
              </text:list-item>
              <text:list-item>
                <text:p><text:span text:style-name="T4">Direction of rotation is </text:span><text:span text:style-name="T3">conditional on initial spin</text:span><text:span text:style-name="T4"> of the NV</text:span></text:p>
                <text:p><text:span text:style-name="T4"/></text:p>
              </text:list-item>
              <text:list-item>
                <text:p><text:span text:style-name="T4">Even with just ~40 sequences, capable of performing </text:span><text:span text:style-name="T19">π</text:span><text:span text:style-name="T20">-rotation with over 99% fidelity</text:span></text:p>
              </text:list-item>
            </text:list>
          </draw:text-box>
        </draw:frame>
        <draw:frame draw:style-name="gr1" draw:text-style-name="P3" draw:layer="layout" svg:width="14.79cm" svg:height="4.365cm" svg:x="1.8cm" svg:y="15.235cm">
          <draw:image xlink:href="Pictures/100002010000065A000001E0B9919DD26A7E0B0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8.8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9" draw:text-style-name="P9" draw:layer="layout" svg:width="15.73cm" svg:height="16.678cm" svg:x="17.47cm" svg:y="4.2cm">
          <draw:image xlink:href="Pictures/100104110000477100004B69F65DAE6599DEBDAE.svg" xlink:type="simple" xlink:show="embed" xlink:actuate="onLoad" loext:mime-type="image/svg+xml">
            <text:p/>
          </draw:image>
          <draw:image xlink:href="Pictures/10000201000002B0000002D78B3330D462489A01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20" draw:text-style-name="P7" draw:layer="layout" svg:width="13.6cm" svg:height="10.145cm" svg:x="1.8cm" svg:y="6.4cm">
          <draw:text-box>
            <text:list text:style-name="L2">
              <text:list-item>
                <text:p><text:span text:style-name="T4">Initialize NV in <text:s text:c="5"/>and the <text:s text:c="11"/>in the mixed state </text:span></text:p>
                <text:p><text:span text:style-name="T4"/></text:p>
              </text:list-item>
              <text:list-item>
                <text:p><text:span text:style-name="T4">Due to conditional interaction between NV and Carbon only at special resonant frequencies, entanglement appears as small </text:span></text:p>
                <text:p><text:span text:style-name="T4">peaks</text:span></text:p>
                <text:p><text:span text:style-name="T4"/></text:p>
              </text:list-item>
              <text:list-item>
                <text:p><text:span text:style-name="T4">Simulation coincides perfectly with the theoretical prediction</text:span><text:span text:style-name="T9">*</text:span></text:p>
              </text:list-item>
            </text:list>
          </draw:text-box>
        </draw:frame>
        <draw:frame draw:style-name="gr21" draw:text-style-name="P14" draw:layer="layout" svg:width="28.6cm" svg:height="1.374cm" svg:x="2.8cm" svg:y="18.626cm">
          <draw:text-box>
            <text:p><text:span text:style-name="T10">*</text:span><text:span text:style-name="T11"> Taminiau, T. H. et al. “Detection and Control of Individual Nuclear Spins Using a Weakly Coupled Electron Spin.” Physical Review Letters 109.13 (2012) </text:span><text:span text:style-name="T11"><text:a xlink:href="https://doi.org/10.1103/PhysRevLett.109.137602" xlink:type="simple">https://doi.org/10.1103/PhysRevLett.109.137602</text:a></text:span></text:p>
          </draw:text-box>
        </draw:frame>
        <draw:frame draw:style-name="gr1" draw:text-style-name="P3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1.087cm" svg:height="2.215cm" svg:x="18.913cm" svg:y="4.98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22" draw:text-style-name="P9" draw:layer="layout" svg:width="17.999cm" svg:height="9.799cm" svg:x="15.2cm" svg:y="7.8cm">
          <draw:image xlink:href="Pictures/1001162700004A8400002C419ECABEF4C6BB2DDD.svg" xlink:type="simple" xlink:show="embed" xlink:actuate="onLoad" loext:mime-type="image/svg+xml">
            <text:p/>
          </draw:image>
          <draw:image xlink:href="Pictures/10000201000002D1000001AC0CBA1597A4A6F4E6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23" draw:text-style-name="P7" draw:layer="layout" svg:width="14.4cm" svg:height="11.927cm" svg:x="1.8cm" svg:y="4.673cm">
          <draw:text-box>
            <text:list text:style-name="L2">
              <text:list-item>
                <text:p><text:span text:style-name="T4">T</text:span><text:span text:style-name="T4">o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f</text:span><text:span text:style-name="T4">r</text:span><text:span text:style-name="T4">o</text:span><text:span text:style-name="T4">m</text:span><text:span text:style-name="T4"> </text:span><text:span text:style-name="T4">d</text:span><text:span text:style-name="T4">e</text:span><text:span text:style-name="T4">-</text:span><text:span text:style-name="T4">p</text:span><text:span text:style-name="T4">h</text:span><text:span text:style-name="T4">a</text:span><text:span text:style-name="T4">s</text:span><text:span text:style-name="T4">i</text:span><text:span text:style-name="T4">n</text:span><text:span text:style-name="T4">g</text:span><text:span text:style-name="T4"> </text:span><text:span text:style-name="T4">n</text:span><text:span text:style-name="T4">o</text:span><text:span text:style-name="T4">i</text:span><text:span text:style-name="T4">s</text:span><text:span text:style-name="T4">e</text:span><text:span text:style-name="T4">,</text:span><text:span text:style-name="T4"> </text:span><text:span text:style-name="T4">w</text:span><text:span text:style-name="T4">e</text:span><text:span text:style-name="T4"> </text:span><text:span text:style-name="T4">c</text:span><text:span text:style-name="T4">a</text:span><text:span text:style-name="T4">n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i</text:span><text:span text:style-name="T4">n</text:span><text:span text:style-name="T4">-</text:span><text:span text:style-name="T4">e</text:span><text:span text:style-name="T4">c</text:span><text:span text:style-name="T4">h</text:span><text:span text:style-name="T4">o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text:span text:style-name="T4"> </text:span><text:span text:style-name="T4">s</text:span><text:span text:style-name="T4">i</text:span><text:span text:style-name="T4">m</text:span><text:span text:style-name="T4">i</text:span><text:span text:style-name="T4">l</text:span><text:span text:style-name="T4">a</text:span><text:span text:style-name="T4">r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V</text:span></text:p>
                <text:p><text:span text:style-name="T4"/></text:p>
              </text:list-item>
              <text:list-item>
                <text:p><text:span text:style-name="T3">M</text:span><text:span text:style-name="T3">a</text:span><text:span text:style-name="T3">i</text:span><text:span text:style-name="T3">n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4"> </text:span><text:span text:style-name="T4">-</text:span><text:span text:style-name="T4"> </text:span><text:span text:style-name="T4">c</text:span><text:span text:style-name="T4">a</text:span><text:span text:style-name="T4">n</text:span><text:span text:style-name="T4">n</text:span><text:span text:style-name="T4">o</text:span><text:span text:style-name="T4">t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19">π</text:span><text:span text:style-name="T20">-</text:span><text:span text:style-name="T20">r</text:span><text:span text:style-name="T20">o</text:span><text:span text:style-name="T20">t</text:span><text:span text:style-name="T20">a</text:span><text:span text:style-name="T20">t</text:span><text:span text:style-name="T20">i</text:span><text:span text:style-name="T20">o</text:span><text:span text:style-name="T20">n</text:span><text:span text:style-name="T20">s</text:span><text:span text:style-name="T20"> </text:span><text:span text:style-name="T20">d</text:span><text:span text:style-name="T20">i</text:span><text:span text:style-name="T20">r</text:span><text:span text:style-name="T20">e</text:span><text:span text:style-name="T20">c</text:span><text:span text:style-name="T20">t</text:span><text:span text:style-name="T20">l</text:span><text:span text:style-name="T20">y</text:span><text:span text:style-name="T20">,</text:span><text:span text:style-name="T20"> </text:span><text:span text:style-name="T20">m</text:span><text:span text:style-name="T20">u</text:span><text:span text:style-name="T20">s</text:span><text:span text:style-name="T20">t</text:span><text:span text:style-name="T20"> </text:span><text:span text:style-name="T20">b</text:span><text:span text:style-name="T20">e</text:span><text:span text:style-name="T20"> </text:span><text:span text:style-name="T20">m</text:span><text:span text:style-name="T20">e</text:span><text:span text:style-name="T20">d</text:span><text:span text:style-name="T20">i</text:span><text:span text:style-name="T20">a</text:span><text:span text:style-name="T20">t</text:span><text:span text:style-name="T20">e</text:span><text:span text:style-name="T20">d</text:span><text:span text:style-name="T20"> </text:span><text:span text:style-name="T20">b</text:span><text:span text:style-name="T20">y</text:span><text:span text:style-name="T20"> </text:span><text:span text:style-name="T20">N</text:span><text:span text:style-name="T20">V</text:span><text:span text:style-name="T20"> </text:span><text:span text:style-name="T20">c</text:span><text:span text:style-name="T20">e</text:span><text:span text:style-name="T20">n</text:span><text:span text:style-name="T20">t</text:span><text:span text:style-name="T20">r</text:span><text:span text:style-name="T20">e</text:span><text:span text:style-name="T20">,</text:span><text:span text:style-name="T20"> </text:span><text:span text:style-name="T20">a</text:span><text:span text:style-name="T20">n</text:span><text:span text:style-name="T20">d</text:span><text:span text:style-name="T20"> </text:span><text:span text:style-name="T20">t</text:span><text:span text:style-name="T20">h</text:span><text:span text:style-name="T20">u</text:span><text:span text:style-name="T20">s</text:span><text:span text:style-name="T20"> </text:span><text:span text:style-name="T20">t</text:span><text:span text:style-name="T20">h</text:span><text:span text:style-name="T20">e</text:span><text:span text:style-name="T20">y</text:span><text:span text:style-name="T20"> </text:span><text:span text:style-name="T20">t</text:span><text:span text:style-name="T20">a</text:span><text:span text:style-name="T20">k</text:span><text:span text:style-name="T20">e</text:span><text:span text:style-name="T20"> </text:span><text:span text:style-name="T20">m</text:span><text:span text:style-name="T20">u</text:span><text:span text:style-name="T20">c</text:span><text:span text:style-name="T20">h</text:span><text:span text:style-name="T20"> </text:span><text:span text:style-name="T20">l</text:span><text:span text:style-name="T20">o</text:span><text:span text:style-name="T20">n</text:span><text:span text:style-name="T20">g</text:span><text:span text:style-name="T20">e</text:span><text:span text:style-name="T20">r</text:span></text:p>
                <text:p><text:span text:style-name="T4"/></text:p>
              </text:list-item>
              <text:list-item>
                <text:p><text:span text:style-name="T4">N</text:span><text:span text:style-name="T4">o</text:span><text:span text:style-name="T4">n</text:span><text:span text:style-name="T4">e</text:span><text:span text:style-name="T4">t</text:span><text:span text:style-name="T4">h</text:span><text:span text:style-name="T4">e</text:span><text:span text:style-name="T4">l</text:span><text:span text:style-name="T4">e</text:span><text:span text:style-name="T4">s</text:span><text:span text:style-name="T4">s</text:span><text:span text:style-name="T4">,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r</text:span><text:span text:style-name="T4">o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l</text:span><text:span text:style-name="T4">e</text:span><text:span text:style-name="T4">a</text:span><text:span text:style-name="T4">d</text:span><text:span text:style-name="T4"> </text:span><text:span text:style-name="T4">t</text:span><text:span text:style-name="T4">o</text:span><text:span text:style-name="T4"> </text:span><text:span text:style-name="T4">b</text:span><text:span text:style-name="T4">e</text:span><text:span text:style-name="T4">t</text:span><text:span text:style-name="T4">t</text:span><text:span text:style-name="T4">e</text:span><text:span text:style-name="T4">r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(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text:span text:style-name="T4"> </text:span><text:span text:style-name="T4">f</text:span><text:span text:style-name="T4">i</text:span><text:span text:style-name="T4">d</text:span><text:span text:style-name="T4">e</text:span><text:span text:style-name="T4">l</text:span><text:span text:style-name="T4">i</text:span><text:span text:style-name="T4">t</text:span><text:span text:style-name="T4">y</text:span><text:span text:style-name="T4"> </text:span><text:span text:style-name="T4">f</text:span><text:span text:style-name="T4">o</text:span><text:span text:style-name="T4">r</text:span><text:span text:style-name="T4"> </text:span><text:span text:style-name="T4">l</text:span><text:span text:style-name="T4">o</text:span><text:span text:style-name="T4">n</text:span><text:span text:style-name="T4">g</text:span><text:span text:style-name="T4">e</text:span><text:span text:style-name="T4">r</text:span><text:span text:style-name="T4"> </text:span><text:span text:style-name="T4">t</text:span><text:span text:style-name="T4">i</text:span><text:span text:style-name="T4">m</text:span><text:span text:style-name="T4">e</text:span><text:span text:style-name="T4">)</text:span></text:p>
              </text:list-item>
            </text:list>
          </draw:text-box>
        </draw:frame>
        <draw:frame draw:style-name="gr1" draw:text-style-name="P3" draw:layer="layout" svg:width="11.4cm" svg:height="2.082cm" svg:x="3cm" svg:y="16.918cm">
          <draw:image xlink:href="Pictures/1000020100000E64000002A1AE3EE8A48972CD04.png" xlink:type="simple" xlink:show="embed" xlink:actuate="onLoad" loext:mime-type="image/png">
            <text:p/>
          </draw:image>
        </draw:frame>
        <draw:custom-shape draw:style-name="gr24" draw:text-style-name="P9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5" draw:text-style-name="P15" draw:layer="layout" svg:width="30cm" svg:height="1.705cm" svg:x="2.223cm" svg:y="19.2cm">
          <draw:text-box>
            <text:p text:style-name="P6"><text:span text:style-name="T21">†</text:span><text:span text:style-name="T22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26" draw:text-style-name="P16" draw:layer="layout" svg:width="1.6cm" svg:height="0.612cm" svg:x="23.6cm" svg:y="6.988cm">
          <draw:text-box>
            <text:p><text:span text:style-name="T23">†</text:span></text:p>
          </draw:text-box>
        </draw:frame>
        <draw:frame draw:style-name="gr27" draw:text-style-name="P9" draw:layer="layout" svg:width="14.399cm" svg:height="9.127cm" svg:x="17cm" svg:y="4.174cm">
          <draw:image xlink:href="Pictures/10015A000000524200002F3BDB76DF31CB5661CF.svg" xlink:type="simple" xlink:show="embed" xlink:actuate="onLoad" loext:mime-type="image/svg+xml">
            <text:p/>
          </draw:image>
          <draw:image xlink:href="Pictures/100002010000031C000001C936FCF04203162304.png" xlink:type="simple" xlink:show="embed" xlink:actuate="onLoad" loext:mime-type="image/png"/>
        </draw:frame>
        <draw:custom-shape draw:style-name="gr28" draw:text-style-name="P9" draw:layer="layout" svg:width="5.2cm" svg:height="2.4cm" svg:x="18.8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289cm" svg:height="1.248cm" svg:x="19.311cm" svg:y="7.8cm">
          <draw:image xlink:href="Pictures/1000020100000258000000AF0E4496F447436D0E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64cm" svg:x="19cm" svg:y="7.2cm">
          <draw:image xlink:href="Pictures/10000201000001E30000004BD7EA54AB141E9D9A.png" xlink:type="simple" xlink:show="embed" xlink:actuate="onLoad" loext:mime-type="image/png">
            <text:p/>
          </draw:image>
        </draw:frame>
        <draw:frame draw:style-name="gr17" draw:text-style-name="P9" draw:layer="layout" svg:width="14.423cm" svg:height="6.193cm" svg:x="17.026cm" svg:y="13.2cm">
          <draw:image xlink:href="Pictures/1000BBD80000458E00001DDE42F0FFF926BA3011.svg" xlink:type="simple" xlink:show="embed" xlink:actuate="onLoad" loext:mime-type="image/svg+xml">
            <text:p/>
          </draw:image>
          <draw:image xlink:href="Pictures/10000201000002A10000012136AD277B8C055A1F.png" xlink:type="simple" xlink:show="embed" xlink:actuate="onLoad" loext:mime-type="image/png"/>
        </draw:frame>
        <draw:custom-shape draw:style-name="gr29" draw:text-style-name="P9" draw:layer="layout" svg:width="3.2cm" svg:height="1.4cm" svg:x="20cm" svg:y="14.6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843cm" svg:height="1.223cm" svg:x="20.157cm" svg:y="14.721cm">
          <draw:image xlink:href="Pictures/10000201000001E3000000D0BCF5E989FAB89E72.png" xlink:type="simple" xlink:show="embed" xlink:actuate="onLoad" loext:mime-type="image/png">
            <text:p/>
          </draw:image>
        </draw:frame>
        <draw:frame draw:style-name="gr17" draw:text-style-name="P9" draw:layer="layout" svg:width="3cm" svg:height="1.42cm" svg:x="27cm" svg:y="15.897cm">
          <draw:image xlink:href="Pictures/10000201000001CA000000D94960F8F313C3895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30" draw:text-style-name="P7" draw:layer="layout" svg:width="28.6cm" svg:height="11.025cm" svg:x="2.2cm" svg:y="6.473cm">
          <draw:text-box>
            <text:list text:style-name="L2">
              <text:list-item>
                <text:p><text:span text:style-name="T4">Decoherence can be mitigated by to some extent using dynamical decoupling sequences, addressing a key challenge in the use of NV centres as nodes for quantum computing</text:span></text:p>
                <text:p><text:span text:style-name="T18"><text:s/></text:span></text:p>
              </text:list-item>
              <text:list-item>
                <text:p><text:span text:style-name="T4">Our model qualitatively describes the system’s evolution under decoupling sequences, obtaining the values for several parameters correctly</text:span></text:p>
                <text:p><text:span text:style-name="T4"/></text:p>
              </text:list-item>
              <text:list-item>
                <text:p><text:span text:style-name="T4">Due to the way the simulation scales with time, simulating for high N values was not feasible. Performance could be improved by implementing time evolution directly rather than using the Lindblad equatio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4cm" fo:text-indent="0cm"/>
      <style:text-properties fo:font-size="28.1000003814697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draw:frame presentation:style-name="Vivid1_5f_-title" draw:layer="backgroundobjects" svg:width="29.996cm" svg:height="3.506cm" svg:x="1.662cm" svg:y="0.336cm" presentation:class="title" presentation:placeholder="true">
        <draw:text-box/>
      </draw:frame>
      <draw:frame presentation:style-name="Vivid1_5f_-outline1" draw:layer="backgroundobjects" svg:width="29.832cm" svg:height="12.954cm" svg:x="1.662cm" svg:y="5.334cm" presentation:class="outline" presentation:placeholder="true">
        <draw:text-box/>
      </draw:frame>
      <draw:frame presentation:style-name="Mpr10" draw:text-style-name="MP5" draw:layer="backgroundobjects" svg:width="7.765cm" svg:height="1.45cm" svg:x="1.662cm" svg:y="19.13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5cm" svg:x="11.395cm" svg:y="19.13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5cm" svg:x="23.894cm" svg:y="19.13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2H34M36S</meta:editing-duration>
    <meta:editing-cycles>9</meta:editing-cycles>
    <meta:generator>LibreOffice/6.4.4.2$Linux_X86_64 LibreOffice_project/706abf8817d63c225da2eaeb9c9523a7d4d3595c</meta:generator>
    <dc:title>Vivid</dc:title>
    <dc:date>2020-06-09T19:52:40.216274834</dc:date>
    <meta:document-statistic meta:object-count="163"/>
  </office:meta>
</office:document-meta>
</file>